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ff" style:font-name="Verdana" fo:font-size="6pt" fo:font-weight="bold" style:font-size-asian="6pt" style:font-weight-asian="bold" style:font-size-complex="6pt" style:font-weight-complex="bold"/>
    </style:style>
    <style:style style:name="P2" style:family="paragraph" style:parent-style-name="Standard">
      <style:text-properties fo:font-size="9pt" style:font-size-asian="9pt" style:font-size-complex="9pt"/>
    </style:style>
    <style:style style:name="P3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fo:color="#0000ff" style:font-name="Verdana" fo:font-size="6pt" fo:font-weight="bold" style:font-size-asian="6pt" style:font-weight-asian="bold" style:font-size-complex="6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v_individu_correspondance;block=begin]</text:p>
      <text:p text:style-name="P2">[v_individu_correspondance.titre] [v_individu_correspondance.nom] [v_individu_correspondance.prenom] </text:p>
      <text:p text:style-name="P2"/>
      <text:p text:style-name="P3">[v_individu_correspondance.p1]</text:p>
      <text:p text:style-name="P2">[v_individu_correspondance.e1]</text:p>
      <text:p text:style-name="P3">[v_individu_correspondance.p2]</text:p>
      <text:p text:style-name="P2">[v_individu_correspondance.e2]</text:p>
      <text:p text:style-name="P3">[v_individu_correspondance.p3]</text:p>
      <text:p text:style-name="P2">[v_individu_correspondance.e3]</text:p>
      <text:p text:style-name="P3">[v_individu_correspondance.p4]</text:p>
      <text:p text:style-name="P2">[v_individu_correspondance.e4]</text:p>
      <text:p text:style-name="P3">[v_individu_correspondance.p5]</text:p>
      <text:p text:style-name="P2">[v_individu_correspondance.e5]</text:p>
      <text:p text:style-name="P3">[v_individu_correspondance.p6]</text:p>
      <text:p text:style-name="P2">[v_individu_correspondance.e6] </text:p>
      <text:p text:style-name="P1"/>
      <text:p text:style-name="P4">[v_individu_correspondance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9.95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Guy Gourmellet</meta:initial-creator>
    <meta:creation-date>2007-08-01T15:46:48</meta:creation-date>
    <dc:creator>Guy Gourmellet</dc:creator>
    <dc:date>2007-12-23T07:15:41</dc:date>
    <meta:printed-by>Guy Gourmellet</meta:printed-by>
    <meta:print-date>2007-09-27T02:19:54</meta:print-date>
    <dc:language>fr-FR</dc:language>
    <meta:editing-cycles>29</meta:editing-cycles>
    <meta:editing-duration>PT2H33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5" meta:word-count="55" meta:character-count="538"/>
  </office:meta>
</office:document-meta>
</file>